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PF</text:p>
          </table:table-cell>
          <table:table-cell office:value-type="string" calcext:value-type="string">
            <text:p>blablabla</text:p>
          </table:table-cell>
        </table:table-row>
        <table:table-row table:style-name="ro1">
          <table:table-cell office:value-type="string" calcext:value-type="string">
            <text:p>383-672.218.8-8</text:p>
          </table:table-cell>
          <table:table-cell office:value-type="float" office:value="51515" calcext:value-type="float">
            <text:p>51515</text:p>
          </table:table-cell>
        </table:table-row>
        <table:table-row table:style-name="ro1">
          <table:table-cell office:value-type="string" calcext:value-type="string">
            <text:p>383-672.218.8-9</text:p>
          </table:table-cell>
          <table:table-cell office:value-type="float" office:value="51516" calcext:value-type="float">
            <text:p>51516</text:p>
          </table:table-cell>
        </table:table-row>
        <table:table-row table:style-name="ro1">
          <table:table-cell office:value-type="string" calcext:value-type="string">
            <text:p>383-672.218.8-10</text:p>
          </table:table-cell>
          <table:table-cell office:value-type="float" office:value="51517" calcext:value-type="float">
            <text:p>51517</text:p>
          </table:table-cell>
        </table:table-row>
        <table:table-row table:style-name="ro1">
          <table:table-cell office:value-type="string" calcext:value-type="string">
            <text:p>383-672.218.8-11</text:p>
          </table:table-cell>
          <table:table-cell office:value-type="float" office:value="51518" calcext:value-type="float">
            <text:p>51518</text:p>
          </table:table-cell>
        </table:table-row>
        <table:table-row table:style-name="ro1">
          <table:table-cell office:value-type="string" calcext:value-type="string">
            <text:p>383-672.218.8-12</text:p>
          </table:table-cell>
          <table:table-cell office:value-type="float" office:value="51519" calcext:value-type="float">
            <text:p>51519</text:p>
          </table:table-cell>
        </table:table-row>
        <table:table-row table:style-name="ro1">
          <table:table-cell office:value-type="string" calcext:value-type="string">
            <text:p>383-672.218.8-13</text:p>
          </table:table-cell>
          <table:table-cell office:value-type="float" office:value="51520" calcext:value-type="float">
            <text:p>51520</text:p>
          </table:table-cell>
        </table:table-row>
        <table:table-row table:style-name="ro1">
          <table:table-cell office:value-type="string" calcext:value-type="string">
            <text:p>383-672.218.8-14</text:p>
          </table:table-cell>
          <table:table-cell office:value-type="float" office:value="51521" calcext:value-type="float">
            <text:p>51521</text:p>
          </table:table-cell>
        </table:table-row>
        <table:table-row table:style-name="ro1">
          <table:table-cell office:value-type="string" calcext:value-type="string">
            <text:p>383-672.218.8-15</text:p>
          </table:table-cell>
          <table:table-cell office:value-type="float" office:value="51522" calcext:value-type="float">
            <text:p>51522</text:p>
          </table:table-cell>
        </table:table-row>
        <table:table-row table:style-name="ro1">
          <table:table-cell office:value-type="string" calcext:value-type="string">
            <text:p>383-672.218.8-16</text:p>
          </table:table-cell>
          <table:table-cell office:value-type="float" office:value="51523" calcext:value-type="float">
            <text:p>51523</text:p>
          </table:table-cell>
        </table:table-row>
        <table:table-row table:style-name="ro1">
          <table:table-cell office:value-type="string" calcext:value-type="string">
            <text:p>383-672.218.8-17</text:p>
          </table:table-cell>
          <table:table-cell office:value-type="float" office:value="51524" calcext:value-type="float">
            <text:p>51524</text:p>
          </table:table-cell>
        </table:table-row>
        <table:table-row table:style-name="ro1">
          <table:table-cell office:value-type="string" calcext:value-type="string">
            <text:p>383-672.218.8-18</text:p>
          </table:table-cell>
          <table:table-cell office:value-type="float" office:value="51525" calcext:value-type="float">
            <text:p>51525</text:p>
          </table:table-cell>
        </table:table-row>
        <table:table-row table:style-name="ro1">
          <table:table-cell office:value-type="string" calcext:value-type="string">
            <text:p>383-672.218.8-19</text:p>
          </table:table-cell>
          <table:table-cell office:value-type="float" office:value="51526" calcext:value-type="float">
            <text:p>51526</text:p>
          </table:table-cell>
        </table:table-row>
        <table:table-row table:style-name="ro1">
          <table:table-cell office:value-type="string" calcext:value-type="string">
            <text:p>383-672.218.8-20</text:p>
          </table:table-cell>
          <table:table-cell office:value-type="float" office:value="51527" calcext:value-type="float">
            <text:p>51527</text:p>
          </table:table-cell>
        </table:table-row>
        <table:table-row table:style-name="ro1">
          <table:table-cell office:value-type="string" calcext:value-type="string">
            <text:p>383-672.218.8-21</text:p>
          </table:table-cell>
          <table:table-cell office:value-type="float" office:value="51528" calcext:value-type="float">
            <text:p>51528</text:p>
          </table:table-cell>
        </table:table-row>
        <table:table-row table:style-name="ro1">
          <table:table-cell office:value-type="string" calcext:value-type="string">
            <text:p>383-672.218.8-22</text:p>
          </table:table-cell>
          <table:table-cell office:value-type="float" office:value="51529" calcext:value-type="float">
            <text:p>51529</text:p>
          </table:table-cell>
        </table:table-row>
        <table:table-row table:style-name="ro1">
          <table:table-cell office:value-type="string" calcext:value-type="string">
            <text:p>383-672.218.8-23</text:p>
          </table:table-cell>
          <table:table-cell office:value-type="float" office:value="51530" calcext:value-type="float">
            <text:p>51530</text:p>
          </table:table-cell>
        </table:table-row>
        <table:table-row table:style-name="ro1">
          <table:table-cell office:value-type="string" calcext:value-type="string">
            <text:p>383-672.218.8-24</text:p>
          </table:table-cell>
          <table:table-cell office:value-type="float" office:value="51531" calcext:value-type="float">
            <text:p>51531</text:p>
          </table:table-cell>
        </table:table-row>
        <table:table-row table:style-name="ro1">
          <table:table-cell office:value-type="string" calcext:value-type="string">
            <text:p>383-672.218.8-25</text:p>
          </table:table-cell>
          <table:table-cell office:value-type="float" office:value="51532" calcext:value-type="float">
            <text:p>51532</text:p>
          </table:table-cell>
        </table:table-row>
        <table:table-row table:style-name="ro1">
          <table:table-cell office:value-type="string" calcext:value-type="string">
            <text:p>383-672.218.8-26</text:p>
          </table:table-cell>
          <table:table-cell office:value-type="float" office:value="51533" calcext:value-type="float">
            <text:p>51533</text:p>
          </table:table-cell>
        </table:table-row>
        <table:table-row table:style-name="ro1">
          <table:table-cell office:value-type="string" calcext:value-type="string">
            <text:p>383-672.218.8-27</text:p>
          </table:table-cell>
          <table:table-cell office:value-type="float" office:value="51534" calcext:value-type="float">
            <text:p>51534</text:p>
          </table:table-cell>
        </table:table-row>
        <table:table-row table:style-name="ro1">
          <table:table-cell office:value-type="string" calcext:value-type="string">
            <text:p>383-672.218.8-28</text:p>
          </table:table-cell>
          <table:table-cell office:value-type="float" office:value="51535" calcext:value-type="float">
            <text:p>51535</text:p>
          </table:table-cell>
        </table:table-row>
        <table:table-row table:style-name="ro1">
          <table:table-cell office:value-type="string" calcext:value-type="string">
            <text:p>383-672.218.8-29</text:p>
          </table:table-cell>
          <table:table-cell office:value-type="float" office:value="51536" calcext:value-type="float">
            <text:p>51536</text:p>
          </table:table-cell>
        </table:table-row>
        <table:table-row table:style-name="ro1">
          <table:table-cell office:value-type="string" calcext:value-type="string">
            <text:p>383-672.218.8-30</text:p>
          </table:table-cell>
          <table:table-cell office:value-type="float" office:value="51537" calcext:value-type="float">
            <text:p>51537</text:p>
          </table:table-cell>
        </table:table-row>
        <table:table-row table:style-name="ro1">
          <table:table-cell office:value-type="string" calcext:value-type="string">
            <text:p>383-672.218.8-31</text:p>
          </table:table-cell>
          <table:table-cell office:value-type="float" office:value="51538" calcext:value-type="float">
            <text:p>51538</text:p>
          </table:table-cell>
        </table:table-row>
        <table:table-row table:style-name="ro1">
          <table:table-cell office:value-type="string" calcext:value-type="string">
            <text:p>383-672.218.8-32</text:p>
          </table:table-cell>
          <table:table-cell office:value-type="float" office:value="51539" calcext:value-type="float">
            <text:p>515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7">00/00/0000</text:date>, <text:time style:data-style-name="N2" text:time-value="14:00:40.66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7T14:06:55.036000000</dc:date>
    <meta:editing-duration>PT6M59S</meta:editing-duration>
    <meta:editing-cycles>3</meta:editing-cycles>
    <meta:generator>LibreOffice/7.2.5.2$Windows_X86_64 LibreOffice_project/499f9727c189e6ef3471021d6132d4c694f357e5</meta:generator>
    <meta:document-statistic meta:table-count="1" meta:cell-count="52" meta:object-count="0"/>
  </office:meta>
</office:document-meta>
</file>